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cbd41" officeooo:paragraph-rsid="00174da0"/>
    </style:style>
    <style:style style:name="P2" style:family="paragraph" style:parent-style-name="Standard">
      <style:text-properties officeooo:rsid="002b6eef" officeooo:paragraph-rsid="00174da0"/>
    </style:style>
    <style:style style:name="P3" style:family="paragraph" style:parent-style-name="Standard">
      <style:text-properties officeooo:rsid="002b8701" officeooo:paragraph-rsid="00174da0"/>
    </style:style>
    <style:style style:name="T1" style:family="text">
      <style:text-properties officeooo:rsid="002b8701"/>
    </style:style>
    <style:style style:name="T2" style:family="text">
      <style:text-properties officeooo:rsid="002c0116"/>
    </style:style>
    <style:style style:name="T3" style:family="text">
      <style:text-properties officeooo:rsid="005ad0e4"/>
    </style:style>
    <style:style style:name="T4" style:family="text">
      <style:text-properties officeooo:rsid="003cbd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re is previous work (Munzner, Burchard) which consisted of visualising the structure of the World Wide Web (WWW) in hyperbolic space. Though this may seem similar to the aim of this project there are key differences between the internet and the WWW which <text:span text:style-name="T1">creates sufficient difference. In order to appreciate this difference it is necessary to understand what the WWW is. </text:span></text:p>
      <text:p text:style-name="P2"/>
      <text:p text:style-name="P3">While the internet is a physical concept, the WWW is not. The WWW <text:span text:style-name="T2">represents the data that users of the internet can view, specifically it contains text data formatted using the Hypertext Mark-up Language (HTML) standard which allows users to view as well as navigate this data. This is done using a type of application known as a “web browser”. Web browsers allow users to navigate to web addresses (“</text:span><text:a xlink:type="simple" xlink:href="http://www.google.co.uk/" text:style-name="Internet_20_link" text:visited-style-name="Visited_20_Internet_20_Link"><text:span text:style-name="T2">www.google.co.uk</text:span></text:a><text:span text:style-name="T2">” for example) and view information stored at these addresses. The user views web pages which can also contain links to other web pages, users can follow these links in their browser to visit these other pages. </text:span></text:p>
      <text:p text:style-name="P3"/>
      <text:p text:style-name="P3">If we imagine each web page as a node in a graph and the links between pages as edges then it possible to construct a graph which represents the WWW or a subset thereof. Recall, however that the internet is, at a basic level, a graph too. While these two graphs have similarities, as stated earlier, they are fundamentally different. While the graph that represents the internet contains at most a single node per physical device*, it is possible for the graph that represents the WWW to contain multiple nodes per physical device. This is explained by having a node in the internet graph which hosts multiple pages in the WWW, which is extremely common. Due to this one to many mapping between physical internet nodes and WWW nodes the graphs of the internet and WWW are very different. </text:p>
      <text:p text:style-name="P3"/>
      <text:p text:style-name="P1">A further difference between the two concepts is that links in the WWW have a direction whereas internet links do not**. It would be necessary for any graph representing the WWW to be able to represent directional links between nodes. <text:s/><text:span text:style-name="T3">T</text:span>he internet graph does not need such complexity and can be represented with only bi-directional links.</text:p>
      <text:p text:style-name="P1"/>
      <text:p text:style-name="P3">*This is not strictly true due to virtual machines etc, but I <text:span text:style-name="T3">don’t</text:span> think <text:span text:style-name="T4">that</text:span> matters.</text:p>
      <text:p text:style-name="P3">** <text:span text:style-name="T3">Unidirectional networks are used in highly secure environments, but this doesn’t affect the internet at larg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1:09:23.808278236</meta:creation-date>
    <dc:date>2014-11-19T11:10:27.083198478</dc:date>
    <meta:editing-duration>PT1M3S</meta:editing-duration>
    <meta:editing-cycles>1</meta:editing-cycles>
    <meta:document-statistic meta:table-count="0" meta:image-count="0" meta:object-count="0" meta:page-count="1" meta:paragraph-count="6" meta:word-count="395" meta:character-count="2331" meta:non-whitespace-character-count="1938"/>
    <meta:generator>LibreOffice/4.3.3.2$Linux_X86_64 LibreOffice_project/430m0$Build-2</meta:generator>
  </office:meta>
</office:document-meta>
</file>